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2" style:family="table">
      <style:table-properties style:width="6.6931in" table:align="margins"/>
    </style:style>
    <style:style style:name="Tabel2.A" style:family="table-column">
      <style:table-column-properties style:column-width="3.3465in" style:rel-column-width="32767*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B1" style:family="table-cell">
      <style:table-cell-properties fo:padding="0.0382in" fo:border="0.0007in solid #000000"/>
    </style:style>
    <style:style style:name="Tabel2.A2" style:family="table-cell">
      <style:table-cell-properties fo:padding="0.0382in" fo:border-left="0.0007in solid #000000" fo:border-right="none" fo:border-top="none" fo:border-bottom="0.0007in solid #000000"/>
    </style:style>
    <style:style style:name="Tabel2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2" table:style-name="Tabel2">
        <table:table-column table:style-name="Tabel2.A" table:number-columns-repeated="2"/>
        <table:table-row>
          <table:table-cell table:style-name="Tabel2.A1" office:value-type="string">
            <text:p text:style-name="Table_20_Contents">Verloop van het programma ***</text:p>
          </table:table-cell>
          <table:table-cell table:style-name="Tabel2.B1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Het spel ***</text:p>
          </table:table-cell>
          <table:table-cell table:style-name="Tabel2.B2" office:value-type="string">
            <text:p text:style-name="Table_20_Contents">Tino</text:p>
          </table:table-cell>
        </table:table-row>
        <table:table-row>
          <table:table-cell table:style-name="Tabel2.A2" office:value-type="string">
            <text:p text:style-name="Table_20_Contents">Bord weergeven **</text:p>
          </table:table-cell>
          <table:table-cell table:style-name="Tabel2.B2" office:value-type="string">
            <text:p text:style-name="Table_20_Contents">Frenklin</text:p>
          </table:table-cell>
        </table:table-row>
        <table:table-row>
          <table:table-cell table:style-name="Tabel2.A2" office:value-type="string">
            <text:p text:style-name="Table_20_Contents">Input van de User **</text:p>
          </table:table-cell>
          <table:table-cell table:style-name="Tabel2.B2" office:value-type="string">
            <text:p text:style-name="Table_20_Contents">Murat</text:p>
          </table:table-cell>
        </table:table-row>
        <table:table-row>
          <table:table-cell table:style-name="Tabel2.A2" office:value-type="string">
            <text:p text:style-name="Table_20_Contents">X weergeven ***</text:p>
          </table:table-cell>
          <table:table-cell table:style-name="Tabel2.B2" office:value-type="string">
            <text:p text:style-name="Table_20_Contents">Mohamed</text:p>
          </table:table-cell>
        </table:table-row>
        <table:table-row>
          <table:table-cell table:style-name="Tabel2.A2" office:value-type="string">
            <text:p text:style-name="Table_20_Contents">O weergeven ***</text:p>
          </table:table-cell>
          <table:table-cell table:style-name="Tabel2.B2" office:value-type="string">
            <text:p text:style-name="Table_20_Contents">Kino</text:p>
          </table:table-cell>
        </table:table-row>
      </table:table>
      <text:p text:style-name="Standard"/>
      <text:p text:style-name="Standard">Verloop van het Programma:</text:p>
      <text:p text:style-name="Standard"/>
      <text:p text:style-name="Standard">Main:</text:p>
      <text:p text:style-name="Standard">PrintBord();</text:p>
      <text:p text:style-name="Standard"/>
      <text:p text:style-name="Standard">winFlag = true</text:p>
      <text:p text:style-name="Standard">turn = true;</text:p>
      <text:p text:style-name="Standard">While(!winFlag)</text:p>
      <text:p text:style-name="Standard">{</text:p>
      <text:p text:style-name="Standard"><text:tab/>PrintInputposities();</text:p>
      <text:p text:style-name="Standard"><text:tab/>input = UserInput();</text:p>
      <text:p text:style-name="Standard"><text:tab/>winFlag = CheckWin(input, turn)</text:p>
      <text:p text:style-name="Standard"><text:tab/>If (turn)</text:p>
      <text:p text:style-name="Standard"><text:tab/><text:tab/>PrintX(input);</text:p>
      <text:p text:style-name="Standard"><text:tab/><text:tab/>turn = false;</text:p>
      <text:p text:style-name="Standard"><text:tab/>Else</text:p>
      <text:p text:style-name="Standard"><text:tab/><text:tab/>PrintO(input);</text:p>
      <text:p text:style-name="Standard"><text:tab/><text:tab/>turn = true</text:p>
      <text:p text:style-name="Standard">}</text:p>
      <text:p text:style-name="Standard"/>
      <text:p text:style-name="Standard">PrintBord maakt een bord van 3x3: 6 strepen in de # vorm van 1 pixel breed. De zwarte vakken moeten 9x9 pixels groot zijn.</text:p>
      <text:p text:style-name="Standard"/>
      <text:p text:style-name="Standard">PrintX en PrintO maken een figuur van 7x7 pixels die geprint kunnen worden op 9 posities (input: 1-9)</text:p>
      <text:p text:style-name="Standard"/>
      <text:p text:style-name="Standard">UserInput van de user is 1-9 waar de cijfers niet herhaald mogen worden.</text:p>
      <text:p text:style-name="Standard"/>
      <text:p text:style-name="Standard">CheckWin kijkt of er iemand gewonnen heeft, bij 9 beurten zonder win is er een gelijkspel.</text:p>
      <text:p text:style-name="Standard"/>
      <text:p text:style-name="Standard">int[] spelverloop = {0, 0, 0, 0, 0, 0, 0, 0, 0};</text:p>
      <text:p text:style-name="Standard">winflag CheckWin(input, turn, spelverloop, out spelverloop);</text:p>
      <text:p text:style-name="Standard"/>
      <text:p text:style-name="Standard">Waarbij in spelverloop -1 is O en 1 is X</text:p>
      <text:p text:style-name="Standard">input is een int met waarde 1 tot 9</text:p>
      <text:p text:style-name="Standard">turn is een bool met true als er een X (1) ingevuld wordt en false als er een O (-1) ingevuld wordt.</text:p>
      <text:p text:style-name="Standard">winFlag is een bool als er gewonnen is.</text:p>
      <text:p text:style-name="Standard"/>
      <text:p text:style-name="Standard">Vb (met de waarden die de variablen hebben):</text:p>
      <text:p text:style-name="Standard"/>
      <text:p text:style-name="Standard">true = CheckWin(9, true, {1, -1, 0, -1, 1, -1, 0, 0, 0}, out {1, -1, 0, -1, 1, -1, 0, 0, 1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22T11:35:45.32</meta:creation-date>
    <dc:date>2020-05-01T12:48:58.29</dc:date>
    <dc:creator>Tino Kerkhof</dc:creator>
    <meta:editing-duration>P9DT1H13M11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1" meta:paragraph-count="41" meta:word-count="231" meta:character-count="1220"/>
  </office:meta>
</office:document-meta>
</file>